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7f2" officeooo:paragraph-rsid="000497f2"/>
    </style:style>
    <style:style style:name="P2" style:family="paragraph" style:parent-style-name="Text_20_body">
      <style:text-properties officeooo:rsid="000703e4" officeooo:paragraph-rsid="000703e4"/>
    </style:style>
    <style:style style:name="P3" style:family="paragraph" style:parent-style-name="Text_20_body">
      <style:text-properties officeooo:rsid="00088bff" officeooo:paragraph-rsid="00088bff"/>
    </style:style>
    <style:style style:name="P4" style:family="paragraph" style:parent-style-name="Subtitle">
      <style:text-properties officeooo:rsid="000703e4" officeooo:paragraph-rsid="000703e4"/>
    </style:style>
    <style:style style:name="P5" style:family="paragraph" style:parent-style-name="Title">
      <style:text-properties officeooo:rsid="000703e4" officeooo:paragraph-rsid="000703e4"/>
    </style:style>
    <style:style style:name="P6" style:family="paragraph" style:parent-style-name="Heading_20_1">
      <style:text-properties officeooo:paragraph-rsid="000703e4"/>
    </style:style>
    <style:style style:name="P7" style:family="paragraph" style:parent-style-name="Heading_20_1">
      <style:text-properties officeooo:rsid="000703e4" officeooo:paragraph-rsid="000703e4"/>
    </style:style>
    <style:style style:name="P8" style:family="paragraph" style:parent-style-name="Heading_20_1">
      <style:text-properties officeooo:rsid="00088bff" officeooo:paragraph-rsid="00088bff"/>
    </style:style>
    <style:style style:name="T1" style:family="text">
      <style:text-properties officeooo:rsid="000703e4"/>
    </style:style>
    <style:style style:name="T2" style:family="text">
      <style:text-properties officeooo:rsid="00088bff"/>
    </style:style>
    <style:style style:name="T3" style:family="text">
      <style:text-properties style:text-position="super 58%"/>
    </style:style>
    <style:style style:name="T4" style:family="text">
      <style:text-properties style:text-position="super 58%" officeooo:rsid="00088bff"/>
    </style:style>
    <style:style style:name="T5" style:family="text">
      <style:text-properties style:text-position="0% 100%"/>
    </style:style>
    <style:style style:name="T6" style:family="text">
      <style:text-properties style:text-position="0% 100%" officeooo:rsid="00088b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nd gesture recognition applied on ASL dataset</text:p>
      <text:p text:style-name="P4">Student: Gyarmathy Tímea</text:p>
      <text:p text:style-name="P2"/>
      <text:h text:style-name="P6" text:outline-level="1"><text:span text:style-name="T1">Introduction</text:span></text:h>
      <text:p text:style-name="P2">The aim of this project is to present a real-time application of a trained model. The data trained on is a set of images of hand signs of the American Sign Language letters. The application recognizes and segments the hand of the user captured by the default camera of the system, and gives a feedback on the signs he is forming with his hand.</text:p>
      <text:h text:style-name="P7" text:outline-level="1">Description</text:h>
      <text:h text:style-name="Heading_20_3" text:outline-level="3">Training the application</text:h>
      <text:p text:style-name="P2">Before the actual application starts up, we need to make sure we have a trained model for the sign recognition algorithm. The classifier I used for this is <text:span text:style-name="T2">a Naive Bayes classifier</text:span><text:span text:style-name="T4">1</text:span><text:span text:style-name="T6"> which is a simple simple "probabilistic classifier" based on applying Bayes' theorem with strong (naive) independence assumptions between the features. The feature I used is the position of the thresholded hand pixel within a fixed-size image.</text:span></text:p>
      <text:p text:style-name="P3"><text:span text:style-name="T5">The dataset</text:span><text:span text:style-name="T3">2</text:span><text:span text:style-name="T5"> I used for this consists of 5,119 pictures of hands with a white background, forming letters of the alphabet in sign language. First I had to make sure the pictures have the same size, and for this I adjusted and resized the uneven images when reading </text:span></text:p>
      <text:p text:style-name="P2"/>
      <text:h text:style-name="P8" text:outline-level="1">References</text:h>
      <text:p text:style-name="P3">1. Naive Bayes Wikipedia: <text:a xlink:type="simple" xlink:href="https://en.wikipedia.org/wiki/Naive_Bayes_classifier" text:style-name="Internet_20_link" text:visited-style-name="Visited_20_Internet_20_Link">https://en.wikipedia.org/wiki/Naive_Bayes_classifier</text:a></text:p>
      <text:p text:style-name="P3">2. ASL Kaggle dataset: <text:a xlink:type="simple" xlink:href="https://www.kaggle.com/ashish8898/hand-gestures" text:style-name="Internet_20_link" text:visited-style-name="Visited_20_Internet_20_Link">https://www.kaggle.com/ashish8898/hand-gestures</text:a> </text:p>
      <text:p text:style-name="Standard"><text:a xlink:type="simple" xlink:href="http://citeseerx.ist.psu.edu/viewdoc/download?doi=10.1.1.93.103&amp;rep=rep1&amp;type=pdf" text:style-name="Internet_20_link" text:visited-style-name="Visited_20_Internet_20_Link">http://citeseerx.ist.psu.edu/viewdoc/download?doi=10.1.1.93.103&amp;rep=rep1&amp;type=pdf</text:a></text:p>
      <text:p text:style-name="Standard"><text:a xlink:type="simple" xlink:href="https://patents.google.com/patent/US6128003A/en" text:style-name="Internet_20_link" text:visited-style-name="Visited_20_Internet_20_Link">https://patents.google.com/patent/US6128003A/en</text:a></text:p>
      <text:p text:style-name="Standard"><text:a xlink:type="simple" xlink:href="https://sites.google.com/view/11khands" text:style-name="Internet_20_link" text:visited-style-name="Visited_20_Internet_20_Link">https://sites.google.com/view/11khands</text:a></text:p>
      <text:p text:style-name="Standard"/>
      <text:p text:style-name="Standard"/>
      <text:p text:style-name="P1">useful links</text:p>
      <text:p text:style-name="P1"><text:a xlink:type="simple" xlink:href="https://www.learnopencv.com/object-tracking-using-opencv-cpp-python/#opencv-tracking-api" text:style-name="Internet_20_link" text:visited-style-name="Visited_20_Internet_20_Link">https://www.learnopencv.com/object-tracking-using-opencv-cpp-python/#opencv-tracking-api</text:a></text:p>
      <text:p text:style-name="P1"><text:soft-page-break/><text:a xlink:type="simple" xlink:href="https://www.learnopencv.com/object-tracking-using-opencv-cpp-python/" text:style-name="Internet_20_link" text:visited-style-name="Visited_20_Internet_20_Link">https://www.learnopencv.com/object-tracking-using-opencv-cpp-python/</text:a></text:p>
      <text:p text:style-name="P1"><text:a xlink:type="simple" xlink:href="https://github.com/udit043/Hand-Recognition-using-OpenCV/blob/master/Hand%20recognition.cpp" text:style-name="Internet_20_link" text:visited-style-name="Visited_20_Internet_20_Link">https://github.com/udit043/Hand-Recognition-using-OpenCV/blob/master/Hand%20recognition.cpp</text:a></text:p>
      <text:p text:style-name="P1"><text:a xlink:type="simple" xlink:href="https://github.com/PierfrancescoSoffritti/Handy/blob/master/Handy/BackgroundRemover.cpp" text:style-name="Internet_20_link" text:visited-style-name="Visited_20_Internet_20_Link">https://github.com/PierfrancescoSoffritti/Handy/blob/master/Handy/BackgroundRemover.cpp</text:a></text:p>
      <text:p text:style-name="P1"><text:a xlink:type="simple" xlink:href="https://medium.com/@soffritti.pierfrancesco/handy-hands-detection-with-opencv-ac6e9fb3cec1" text:style-name="Internet_20_link" text:visited-style-name="Visited_20_Internet_20_Link">https://medium.com/@soffritti.pierfrancesco/handy-hands-detection-with-opencv-ac6e9fb3cec1</text:a></text:p>
      <text:p text:style-name="P1"><text:a xlink:type="simple" xlink:href="https://s-ln.in/2013/04/18/hand-tracking-and-gesture-detection-opencv/" text:style-name="Internet_20_link" text:visited-style-name="Visited_20_Internet_20_Link">https://s-ln.in/2013/04/18/hand-tracking-and-gesture-detection-opencv/</text:a></text:p>
      <text:p text:style-name="P1"><text:a xlink:type="simple" xlink:href="http://creat-tabu.blogspot.com/2013/08/opencv-python-hand-gesture-recognition.html" text:style-name="Internet_20_link" text:visited-style-name="Visited_20_Internet_20_Link">http://creat-tabu.blogspot.com/2013/08/opencv-python-hand-gesture-recognition.html</text:a></text:p>
      <text:p text:style-name="P1"><text:a xlink:type="simple" xlink:href="https://www.intorobotics.com/9-opencv-tutorials-hand-gesture-detection-recognition/" text:style-name="Internet_20_link" text:visited-style-name="Visited_20_Internet_20_Link">https://www.intorobotics.com/9-opencv-tutorials-hand-gesture-detection-recognition/</text:a></text:p>
      <text:p text:style-name="P1"><text:a xlink:type="simple" xlink:href="https://source.android.com/devices/camera/multi-camera" text:style-name="Internet_20_link" text:visited-style-name="Visited_20_Internet_20_Link">https://source.android.com/devices/camera/multi-camera</text:a></text:p>
      <text:p text:style-name="P1"><text:a xlink:type="simple" xlink:href="https://medium.com/@aashari/simple-rectangle-detection-using-opencv-on-android-48e2a9a0586a" text:style-name="Internet_20_link" text:visited-style-name="Visited_20_Internet_20_Link">https://medium.com/@aashari/simple-rectangle-detection-using-opencv-on-android-48e2a9a0586a</text:a></text:p>
      <text:p text:style-name="P1"><text:a xlink:type="simple" xlink:href="https://github.com/tajchert/Faceboard" text:style-name="Internet_20_link" text:visited-style-name="Visited_20_Internet_20_Link">https://github.com/tajchert/Faceboard</text:a></text:p>
      <text:p text:style-name="P1"><text:a xlink:type="simple" xlink:href="https://issuu.com/help-i-code/docs/mastering_opencv_with_practical_com" text:style-name="Internet_20_link" text:visited-style-name="Visited_20_Internet_20_Link">https://issuu.com/help-i-code/docs/mastering_opencv_with_practical_com</text:a></text:p>
      <text:p text:style-name="P1"><text:a xlink:type="simple" xlink:href="https://www.researchgate.net/publication/290440563_Skin_Segmentation_Using_YCBCR_and_RGB_Color_Models/download" text:style-name="Internet_20_link" text:visited-style-name="Visited_20_Internet_20_Link">https://www.researchgate.net/publication/290440563_Skin_Segmentation_Using_YCBCR_and_RGB_Color_Models/download</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1-16T15:12:44.027000000</dc:date>
    <meta:editing-duration>PT37M9S</meta:editing-duration>
    <meta:editing-cycles>6</meta:editing-cycles>
    <meta:document-statistic meta:table-count="0" meta:image-count="0" meta:object-count="0" meta:page-count="2" meta:paragraph-count="28" meta:word-count="224" meta:character-count="2509" meta:non-whitespace-character-count="2311"/>
  </office:meta>
</office:document-meta>
</file>